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as ist Liebe?</text:p>
      <text:p text:style-name="Standard">Sie ist weder Zustand noch Gefühl, nicht steuerbar, nicht willkürlich, nicht das Meine. Sie öffnet mir <text:s/>die Tür zu meinem Schicksal. Bin ich bereit mein Schicksal zu leben? Sie öffnet mir mein Herz und macht verletzlich, nein. Sie öffnet mich für den Strom, der alles lebendig umfliest. Sie öffnet die Ohren für die Musik, die zwischen den Worten spielt. Sie öffnet die Augen der Schönheit ohne Urteil. Sie öffnet die Nase den Gerüchen, die die Zeit überwinden. Den Gerüchen, die Vorrangegeangenes in die Gegenwart sichtbar, ruchbar machen. Die Haut, die Poren öffnen sich, sie werden durchlässig und das Leben durchdringt mich. Kann ich das ertragen? </text:p>
      <text:p text:style-name="Standard">Wenn sich Gedanken darunter mischen, verstopfen sie den Fluss und machen mich bedürftig. Liebe lässt sich nicht denken. Gedanken können sie greifen, wenn sie sie los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5T12:58:05</meta:creation-date>
    <meta:generator>LibreOffice/3.4$Unix LibreOffice_project/340m1$Build-402</meta:generator>
    <dc:date>2012-02-05T13:34:32</dc:date>
    <meta:editing-duration>PT28M4S</meta:editing-duration>
    <meta:editing-cycles>2</meta:editing-cycles>
    <meta:document-statistic meta:table-count="0" meta:image-count="0" meta:object-count="0" meta:page-count="1" meta:paragraph-count="3" meta:word-count="134" meta:character-count="838" meta:non-whitespace-character-count="705"/>
    <dc:creator>Felicitas Stotz</dc:creator>
    <meta:user-defined meta:name="Info 1"/>
    <meta:user-defined meta:name="Info 2"/>
    <meta:user-defined meta:name="Info 3"/>
    <meta:user-defined meta:name="Info 4"/>
  </office:meta>
</office:document-meta>
</file>